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ac="http://www.deltaxml.com/ns/track-changes/attribute-change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te New Style For Paragraph</text:h>
      <text:p text:style-name="Text_20_body">In this example, the following paragraph will have a new named style (in styles.xml) defined and applied.</text:p>
      <text:p text:style-name="MyNewStyle" ac:change001="ct1,modify,text:style-name,Text_20_body">This paragraph will have a new style applied to it. The style will define drop-caps to cover three lines. Lorem ipsum dolor sit amet, consectetur adipiscing elit. Mauris mollis tincidunt eros, quis commodo urna gravida ac. Duis vel 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delta="http://www.deltaxml.com/ns/track-changes/delta-namespace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yNewStyle" style:family="paragraph" style:parent-style-name="Text_20_body" style:class="text" delta:insertion-change-idref="ct1" delta:insertion-type="insert-with-content">
      <style:paragraph-properties>
        <style:drop-cap style:lines="3"/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1:08:31</meta:creation-date>
    <dc:date>2010-06-24T11:09:31</dc:date>
    <dc:creator>Tristan Mitchell</dc:creator>
    <meta:editing-duration>PT00H00M31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61" meta:character-count="371"/>
  </office:meta>
</office:document-meta>
</file>